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officeooo:paragraph-rsid="000d703f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<text:span text:style-name="T1"> </text:span><text:span text:style-name="T2">Contare quanti iscritti ci sono stati ogni anno</text:span></text:p>
      <text:p text:style-name="P1"><text:span text:style-name="T2"/></text:p>
      <text:p text:style-name="P1"><text:span text:style-name="T2"/></text:p>
      <text:p text:style-name="P1"><text:span text:style-name="T2">2.</text:span><text:span text:style-name="T1"> </text:span><text:span text:style-name="T2">Contare gli insegnanti che hanno l'ufficio nello stesso</text:span><text:span text:style-name="T1"> </text:span><text:span text:style-name="T2">edificio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3.</text:span><text:span text:style-name="T1"> </text:span><text:span text:style-name="T2">Calcolare la media dei voti di ogni appello d'esam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4.</text:span><text:span text:style-name="T1"> </text:span><text:span text:style-name="T2">Contare quanti corsi di laurea ci sono per ogni dipartimento</text:span></text:p>
      <text:p text:style-name="P1"><text:span text:style-name="T2">SELECT COUNT(*) AS numero_corsi_laurea FROM `departments`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18:12:05.752997084</meta:creation-date>
    <dc:date>2022-05-31T18:37:42.435960113</dc:date>
    <meta:editing-duration>PT15M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6" meta:character-count="292" meta:non-whitespace-character-count="251"/>
  </office:meta>
</office:document-meta>
</file>